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4pt" style:font-size-asian="14pt" style:font-size-complex="14pt"/>
    </style:style>
    <style:style style:name="P2" style:family="paragraph" style:parent-style-name="List_20_Paragraph" style:list-style-name="WWNum3"/>
    <style:style style:name="P3" style:family="paragraph" style:parent-style-name="List_20_Paragraph" style:list-style-name="WWNum3">
      <style:text-properties fo:color="#000000" style:font-name="Times New Roman" fo:font-size="14pt" fo:language="uk" fo:country="UA" style:font-size-asian="14pt" style:font-size-complex="14pt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2"/>
    <style:style style:name="P6" style:family="paragraph" style:parent-style-name="Standard">
      <style:text-properties fo:color="#000000" style:font-name="Times New Roman" fo:font-size="14pt" fo:language="uk" fo:country="UA" fo:font-weight="bold" style:font-size-asian="14pt" style:font-weight-asian="bold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style:font-name="Times New Roman" fo:font-size="14pt" fo:language="uk" fo:country="UA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style:font-name="Times New Roman" fo:font-size="14pt" style:font-size-asian="14pt" style:font-size-complex="14pt"/>
    </style:style>
    <style:style style:name="P9" style:family="paragraph" style:parent-style-name="Normal_20__28_Web_29_" style:list-style-name="WWNum2">
      <style:paragraph-properties fo:margin-top="0.0193in" fo:margin-bottom="0.0193in" style:line-height-at-least="0.1866in" fo:background-color="#ffffff">
        <style:background-image/>
      </style:paragraph-properties>
      <style:text-properties fo:color="#000000" style:font-name="Times New Roman" fo:font-size="14pt" style:font-size-asian="14pt" style:font-size-complex="14pt"/>
    </style:style>
    <style:style style:name="P10" style:family="paragraph" style:parent-style-name="Normal_20__28_Web_29_" style:list-style-name="WWNum2">
      <style:paragraph-properties fo:margin-top="0.0193in" fo:margin-bottom="0.0193in" style:line-height-at-least="0.1866in" fo:background-color="#ffffff">
        <style:background-image/>
      </style:paragraph-properties>
      <style:text-properties fo:color="#000000"/>
    </style:style>
    <style:style style:name="P11" style:family="paragraph" style:parent-style-name="Абзац_20_списка" style:list-style-name="L1"/>
    <style:style style:name="P12" style:family="paragraph" style:parent-style-name="Абзац_20_списка" style:list-style-name="L4"/>
    <style:style style:name="P13" style:family="paragraph" style:parent-style-name="Абзац_20_списка" style:list-style-name="L4">
      <style:text-properties fo:font-size="14pt" fo:language="uk" fo:country="UA" style:font-size-asian="14pt" style:font-size-complex="14pt"/>
    </style:style>
    <style:style style:name="P14" style:family="paragraph" style:parent-style-name="Абзац_20_списка" style:list-style-name="L5">
      <style:text-properties fo:font-size="14pt" style:font-size-asian="14pt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size="32pt" fo:language="ru" fo:country="RU" fo:font-weight="bold" style:font-size-asian="32pt" style:font-weight-asian="bold" style:font-size-complex="32pt"/>
    </style:style>
    <style:style style:name="T3" style:family="text">
      <style:text-properties fo:font-size="32pt" fo:language="ru" fo:country="RU" fo:font-weight="normal" style:font-size-asian="32pt" style:font-weight-asian="normal" style:font-size-complex="32pt" style:font-weight-complex="normal"/>
    </style:style>
    <style:style style:name="T4" style:family="text">
      <style:text-properties fo:font-size="32pt" fo:language="uk" fo:country="UA" fo:font-weight="bold" style:font-size-asian="32pt" style:font-weight-asian="bold" style:font-size-complex="32pt"/>
    </style:style>
    <style:style style:name="T5" style:family="text">
      <style:text-properties fo:font-size="32pt" fo:language="uk" fo:country="UA" fo:font-weight="normal" style:font-size-asian="32pt" style:font-weight-asian="normal" style:font-size-complex="32pt" style:font-weight-complex="normal"/>
    </style:style>
    <style:style style:name="T6" style:family="text">
      <style:text-properties fo:language="uk" fo:country="UA"/>
    </style:style>
    <style:style style:name="T7" style:family="text">
      <style:text-properties fo:language="uk" fo:country="UA" fo:font-weight="bold" style:font-weight-asian="bold"/>
    </style:style>
    <style:style style:name="T8" style:family="text">
      <style:text-properties fo:language="uk" fo:country="UA" fo:font-weight="normal" style:font-weight-asian="normal" style:font-weight-complex="normal"/>
    </style:style>
    <style:style style:name="T9" style:family="text">
      <style:text-properties style:font-name="Times New Roman" fo:language="ru" fo:country="RU" fo:font-weight="normal" style:font-weight-asian="normal" style:font-weight-complex="normal"/>
    </style:style>
    <style:style style:name="T10" style:family="text">
      <style:text-properties style:font-name="Times New Roman" fo:font-size="32pt" fo:language="ru" fo:country="RU" fo:font-weight="normal" style:font-size-asian="32pt" style:font-weight-asian="normal" style:font-size-complex="32pt" style:font-weight-complex="normal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language="uk" fo:country="UA" style:font-size-asian="14pt" style:font-size-complex="14pt"/>
    </style:style>
    <style:style style:name="T16" style:family="text">
      <style:text-properties fo:font-size="14pt" fo:language="uk" fo:country="UA" fo:font-weight="bold" style:font-size-asian="14pt" style:font-weight-asian="bold" style:font-size-complex="14pt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OLE">
      <style:graphic-properties style:vertical-pos="middle" style:vertical-rel="baseline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12.4 </text:span><text:span text:style-name="Основной_20_шрифт_20_абзаца"><text:span text:style-name="T13">Функція </text:span></text:span><text:span text:style-name="T13">f</text:span><text:span text:style-name="Основной_20_шрифт_20_абзаца"><text:span text:style-name="T8"> називається важкооборотною, якщо:</text:span></text:span></text:p>
      <text:p text:style-name="Обычный"><text:span text:style-name="Основной_20_шрифт_20_абзаца"><text:span text:style-name="T15">1) </text:span></text:span><text:span text:style-name="T14">f</text:span><text:span text:style-name="Основной_20_шрифт_20_абзаца"><text:span text:style-name="T17"> </text:span></text:span><text:span text:style-name="Основной_20_шрифт_20_абзаца"><text:span text:style-name="T15">ефективно обчислюється</text:span></text:span><text:span text:style-name="Основной_20_шрифт_20_абзаца"><text:span text:style-name="T17"> </text:span></text:span><text:span text:style-name="Основной_20_шрифт_20_абзаца"><text:span text:style-name="T15">за поліноміальний час;</text:span></text:span></text:p>
      <text:p text:style-name="Обычный"><text:span text:style-name="Основной_20_шрифт_20_абзаца"><text:span text:style-name="T15">2) жоден ефективний алгоритм <text:s/>для більшості аргументів </text:span></text:span><text:span text:style-name="T14"><draw:frame draw:style-name="fr1" draw:name="1" text:anchor-type="as-char" svg:width="0.8437in" style:rel-width="scale" svg:height="0.2398in" style:rel-height="scale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Основной_20_шрифт_20_абзаца"><text:span text:style-name="T17"> </text:span></text:span><text:span text:style-name="Основной_20_шрифт_20_абзаца"><text:span text:style-name="T15">невзмозі за образом </text:span></text:span><text:span text:style-name="T14">y</text:span><text:span text:style-name="Основной_20_шрифт_20_абзаца"><text:span text:style-name="T17">=</text:span></text:span><text:span text:style-name="T14">f</text:span><text:span text:style-name="Основной_20_шрифт_20_абзаца"><text:span text:style-name="T17">(</text:span></text:span><text:span text:style-name="T14">x</text:span><text:span text:style-name="Основной_20_шрифт_20_абзаца"><text:span text:style-name="T17">)</text:span></text:span><text:span text:style-name="Основной_20_шрифт_20_абзаца"><text:span text:style-name="T15"> знайти ніякого елемента </text:span></text:span><text:span text:style-name="Основной_20_шрифт_20_абзаца"><text:span text:style-name="T17"><text:s/>такого, що .</text:span></text:span></text:p>
      <text:p text:style-name="Обычный"><text:span text:style-name="Основной_20_шрифт_20_абзаца"><text:span text:style-name="T15">Приклад: </text:span></text:span><text:span text:style-name="T14">DES</text:span><text:span text:style-name="Основной_20_шрифт_20_абзаца"><text:span text:style-name="T17"> </text:span></text:span><text:span text:style-name="Основной_20_шрифт_20_абзаца"><text:span text:style-name="T15">, </text:span></text:span><text:span text:style-name="T14">RSA</text:span><text:span text:style-name="Основной_20_шрифт_20_абзаца"><text:span text:style-name="T15">,</text:span></text:span><text:span text:style-name="Основной_20_шрифт_20_абзаца"><text:span text:style-name="T17"> </text:span></text:span><text:span text:style-name="Основной_20_шрифт_20_абзаца"><text:span text:style-name="T15">функція Рабіна або пошук імені за номером телефону. На основі такий ф-й створюються криптосистеми ймовірнісного шифрування.</text:span></text:span></text:p>
      <text:p text:style-name="Обычный"><text:span text:style-name="Основной_20_шрифт_20_абзаца"><text:span text:style-name="T16">Схема Діффі-Хеллмана:</text:span></text:span><text:span text:style-name="Основной_20_шрифт_20_абзаца"><text:span text:style-name="T15"> оголошується </text:span></text:span><text:span text:style-name="T14">p</text:span><text:span text:style-name="Основной_20_шрифт_20_абзаца"><text:span text:style-name="T15"> і </text:span></text:span><text:span text:style-name="T14"><draw:frame draw:style-name="fr1" draw:name="2" text:anchor-type="as-char" svg:width="0.1252in" style:rel-width="scale" svg:height="0.2291in" style:rel-height="scale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Основной_20_шрифт_20_абзаца"><text:span text:style-name="T15">-примітивний елемент</text:span></text:span></text:p>
      <text:list xml:id="list3712139791" text:style-name="L1">
        <text:list-item>
          <text:p text:style-name="P11"><text:span text:style-name="Основной_20_шрифт_20_абзаца"><text:span text:style-name="T15">А: </text:span></text:span><text:span text:style-name="Основной_20_шрифт_20_абзаца"><text:span text:style-name="T17">обира</text:span></text:span><text:span text:style-name="Основной_20_шрифт_20_абзаца"><text:span text:style-name="T15">є ключ </text:span></text:span><text:span text:style-name="T14"><draw:frame draw:style-name="fr1" draw:name="3" text:anchor-type="as-char" svg:width="1.2602in" style:rel-width="scale" svg:height="0.2291in" style:rel-height="scale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Основной_20_шрифт_20_абзаца"><text:span text:style-name="T15"> ; обчислює </text:span></text:span><text:span text:style-name="T14"><draw:frame draw:style-name="fr1" draw:name="4" text:anchor-type="as-char" svg:width="2.1118in" style:rel-width="scale" svg:height="0.3098in" style:rel-height="scale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</text:list-item>
        <text:list-item>
          <text:p text:style-name="P11"><text:span text:style-name="Основной_20_шрифт_20_абзаца"><text:span text:style-name="T15">В: обирає ключ </text:span></text:span><text:span text:style-name="T14"><draw:frame draw:style-name="fr1" draw:name="5" text:anchor-type="as-char" svg:width="1.2602in" style:rel-width="scale" svg:height="0.2291in" style:rel-height="scale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Основной_20_шрифт_20_абзаца"><text:span text:style-name="T15"> ; обчислює </text:span></text:span><text:span text:style-name="T14"><draw:frame draw:style-name="fr1" draw:name="6" text:anchor-type="as-char" svg:width="2.1126in" style:rel-width="scale" svg:height="0.3098in" style:rel-height="scale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</text:list-item>
        <text:list-item>
          <text:p text:style-name="P11"><text:span text:style-name="Основной_20_шрифт_20_абзаца"><text:span text:style-name="T15">А:</text:span></text:span><text:span text:style-name="Основной_20_шрифт_20_абзаца"><text:span text:style-name="T17"> <text:s text:c="2"/></text:span></text:span><text:span text:style-name="T14"><draw:frame draw:style-name="fr1" draw:name="7" text:anchor-type="as-char" svg:width="1.4098in" style:rel-width="scale" svg:height="0.3138in" style:rel-height="scale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Основной_20_шрифт_20_абзаца"><text:span text:style-name="T17"> <text:s text:c="7"/>//</text:span></text:span><text:span text:style-name="T14"><draw:frame draw:style-name="fr1" draw:name="8" text:anchor-type="as-char" svg:width="1.6299in" style:rel-width="scale" svg:height="0.3098in" style:rel-height="scale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Основной_20_шрифт_20_абзаца"><text:span text:style-name="T17">=</text:span></text:span><text:span text:style-name="T14">K</text:span></text:p>
        </text:list-item>
        <text:list-item>
          <text:p text:style-name="P11"><text:span text:style-name="T14">B</text:span><text:span text:style-name="Основной_20_шрифт_20_абзаца"><text:span text:style-name="T15">: <text:s text:c="2"/></text:span></text:span><text:span text:style-name="T14"><draw:frame draw:style-name="fr1" draw:name="9" text:anchor-type="as-char" svg:width="1.411in" style:rel-width="scale" svg:height="0.3138in" style:rel-height="scale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Основной_20_шрифт_20_абзаца"><text:span text:style-name="T15"> <text:s text:c="7"/>//</text:span></text:span><text:span text:style-name="T14"><draw:frame draw:style-name="fr1" draw:name="10" text:anchor-type="as-char" svg:width="1.6307in" style:rel-width="scale" svg:height="0.3098in" style:rel-height="scale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4">=K</text:span></text:p>
        </text:list-item>
      </text:list>
      <text:p text:style-name="Обычный"><text:span text:style-name="Основной_20_шрифт_20_абзаца"><text:span text:style-name="T15">Криптоаналітик знає: </text:span></text:span><text:span text:style-name="T14"><draw:frame draw:style-name="fr1" draw:name="11" text:anchor-type="as-char" svg:width="1.1598in" style:rel-width="scale" svg:height="0.2783in" style:rel-height="scale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Основной_20_шрифт_20_абзаца"><text:span text:style-name="T15">, але нереально знайти </text:span></text:span><text:span text:style-name="T14"><draw:frame draw:style-name="fr1" draw:name="12" text:anchor-type="as-char" svg:width="0.198in" style:rel-width="scale" svg:height="0.2291in" style:rel-height="scale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Основной_20_шрифт_20_абзаца"><text:span text:style-name="T15"> звідси: </text:span></text:span><text:span text:style-name="T14"><draw:frame draw:style-name="fr1" draw:name="13" text:anchor-type="as-char" svg:width="1.3811in" style:rel-width="scale" svg:height="0.3098in" style:rel-height="scale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Основной_20_шрифт_20_абзаца"><text:span text:style-name="T17"> .</text:span></text:span></text:p>
      <text:p text:style-name="Обычный"><text:span text:style-name="Основной_20_шрифт_20_абзаца"><text:span text:style-name="T16">Система шифрування </text:span></text:span><text:span text:style-name="Основной_20_шрифт_20_абзаца"><text:span text:style-name="T18">RSA:</text:span></text:span></text:p>
      <text:list xml:id="list1913333297" text:style-name="L4">
        <text:list-item>
          <text:p text:style-name="P12"><text:span text:style-name="Основной_20_шрифт_20_абзаца"><text:span text:style-name="T15">Обираємо великі прості </text:span></text:span><text:span text:style-name="T14">p</text:span><text:span text:style-name="Основной_20_шрифт_20_абзаца"><text:span text:style-name="T15">, </text:span></text:span><text:span text:style-name="T14">q</text:span><text:span text:style-name="Основной_20_шрифт_20_абзаца"><text:span text:style-name="T15">, </text:span></text:span><text:span text:style-name="T14"><draw:frame draw:style-name="fr1" draw:name="14" text:anchor-type="as-char" svg:width="0.6417in" style:rel-width="scale" svg:height="0.2457in" style:rel-height="scale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Основной_20_шрифт_20_абзаца"><text:span text:style-name="T15">, обчислюємо </text:span></text:span><text:span text:style-name="T14">n</text:span><text:span text:style-name="Основной_20_шрифт_20_абзаца"><text:span text:style-name="T15">=</text:span></text:span><text:span text:style-name="T14">pq</text:span><text:span text:style-name="Основной_20_шрифт_20_абзаца"><text:span text:style-name="T15">, </text:span></text:span><text:span text:style-name="T14"><draw:frame draw:style-name="fr1" draw:name="15" text:anchor-type="as-char" svg:width="1.8898in" style:rel-width="scale" svg:height="0.2756in" style:rel-height="scale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Основной_20_шрифт_20_абзаца"><text:span text:style-name="T15">;</text:span></text:span></text:p>
        </text:list-item>
        <text:list-item>
          <text:p text:style-name="P13">Обираємо е таке: </text:p>
        </text:list-item>
      </text:list>
      <text:list xml:id="list2055248412" text:style-name="L5">
        <text:list-item>
          <text:p text:style-name="P14"><draw:frame draw:style-name="fr1" draw:name="16" text:anchor-type="as-char" svg:width="1.1252in" style:rel-width="scale" svg:height="0.2398in" style:rel-height="scale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  <text:list-item>
          <text:p text:style-name="P14"><draw:frame draw:style-name="fr1" draw:name="17" text:anchor-type="as-char" svg:width="1.1252in" style:rel-width="scale" svg:height="0.2709in" style:rel-height="scale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</text:list>
      <text:list xml:id="list1961728849" text:continue-list="list1913333297" text:style-name="L4">
        <text:list-item>
          <text:p text:style-name="P12"><text:span text:style-name="Основной_20_шрифт_20_абзаца"><text:span text:style-name="T15">Обчислюємо </text:span></text:span><text:span text:style-name="T14"><draw:frame draw:style-name="fr1" draw:name="18" text:anchor-type="as-char" svg:width="1.6409in" style:rel-width="scale" svg:height="0.2929in" style:rel-height="scale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Основной_20_шрифт_20_абзаца"><text:span text:style-name="T17">. </text:span></text:span><text:span text:style-name="T14">d</text:span><text:span text:style-name="Основной_20_шрифт_20_абзаца"><text:span text:style-name="T17"> – </text:span></text:span><text:span text:style-name="Основной_20_шрифт_20_абзаца"><text:span text:style-name="T15">секретний ключ для розшифрування повідомлень А та для формування ЦП.</text:span></text:span></text:p>
        </text:list-item>
        <text:list-item>
          <text:p text:style-name="P12"><text:span text:style-name="Основной_20_шрифт_20_абзаца"><text:span text:style-name="T17">Розголошення відкритого ключа (</text:span></text:span><text:span text:style-name="T14">n</text:span><text:span text:style-name="Основной_20_шрифт_20_абзаца"><text:span text:style-name="T17">,</text:span></text:span><text:span text:style-name="T14">e</text:span><text:span text:style-name="Основной_20_шрифт_20_абзаца"><text:span text:style-name="T17">).</text:span></text:span></text:p>
        </text:list-item>
      </text:list>
      <text:p text:style-name="P7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fo:line-height="100%" fo:orphans="2" fo:widows="2"/>
      <style:text-properties fo:font-size="12pt" fo:language="uk" fo:country="UA" style:font-name-asian="Times New Roman1" style:font-size-asian="12pt" style:language-asian="uk" style:country-asian="UA" style:font-size-complex="12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бычный" style:family="paragraph">
      <style:paragraph-properties fo:margin-top="0in" fo:margin-bottom="0in" fo:line-height="150%" fo:orphans="0" fo:widows="0" fo:hyphenation-ladder-count="no-limit"/>
      <style:text-properties style:font-name="Times New Roman" fo:font-size="14pt" fo:language="en" fo:country="US" style:font-size-asian="14pt" style:font-name-complex="Times New Roman" fo:hyphenate="false"/>
    </style:style>
    <style:style style:name="Абзац_20_списка" style:display-name="Абзац списка" style:family="paragraph" style:parent-style-name="Обычный">
      <style:paragraph-properties fo:margin="100%"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398in" fo:margin-bottom="0.5591in" fo:margin-left="0.4516in" fo:margin-right="0.513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21:19:52.793000000</meta:creation-date>
    <dc:date>2015-07-11T16:20:15</dc:date>
    <meta:editing-duration>PT25M4S</meta:editing-duration>
    <meta:editing-cycles>9</meta:editing-cycles>
    <meta:generator>LibreOffice/3.5$Linux_X86_64 LibreOffice_project/350m1$Build-2</meta:generator>
    <dc:creator>mark </dc:creator>
    <meta:document-statistic meta:table-count="0" meta:image-count="0" meta:object-count="18" meta:page-count="1" meta:paragraph-count="17" meta:word-count="124" meta:character-count="809" meta:non-whitespace-character-count="664"/>
  </office:meta>
</office:document-meta>
</file>

<file path=Object 1/content.xml><?xml version="1.0" encoding="utf-8"?>
<math xmlns="http://www.w3.org/1998/Math/MathML">
  <semantics>
    <mrow>
      <mrow>
        <mi>x</mi>
        <mo stretchy="false">∈</mo>
        <msup>
          <mrow>
            <mo stretchy="false">{</mo>
            <mrow>
              <mn>0,1</mn>
            </mrow>
            <mo stretchy="false">}</mo>
          </mrow>
          <mi>n</mi>
        </msup>
      </mrow>
    </mrow>
    <annotation encoding="StarMath 5.0">x  in  lbrace 0,1  rbrace^n</annotation>
  </semantics>
</math>
</file>

<file path=Object 10/content.xml><?xml version="1.0" encoding="utf-8"?>
<math xmlns="http://www.w3.org/1998/Math/MathML">
  <semantics>
    <mrow>
      <mrow>
        <msub>
          <mi>z</mi>
          <mi>B</mi>
        </msub>
        <mo stretchy="false">=</mo>
        <mo stretchy="false">(</mo>
      </mrow>
      <msubsup>
        <mi>α</mi>
        <mi>A</mi>
        <mi>k</mi>
      </msubsup>
      <msubsup>
        <mo stretchy="false">)</mo>
        <mi>B</mi>
        <mi>k</mi>
      </msubsup>
      <mi>m</mi>
      <mi>o</mi>
      <mi>d</mi>
      <mi>p</mi>
    </mrow>
    <annotation encoding="StarMath 5.0">z_B = \( α^k_A  \)^k_B m o d p</annotation>
  </semantics>
</math>
</file>

<file path=Object 11/content.xml><?xml version="1.0" encoding="utf-8"?>
<math xmlns="http://www.w3.org/1998/Math/MathML">
  <semantics>
    <mrow>
      <mi>p</mi>
      <mi>,</mi>
      <mi>α</mi>
      <mi>,</mi>
      <msub>
        <mi>y</mi>
        <mi>A</mi>
      </msub>
      <mi>,</mi>
      <msub>
        <mi>y</mi>
        <mi>B</mi>
      </msub>
    </mrow>
    <annotation encoding="StarMath 5.0">p ,α ,y_A ,y_B</annotation>
  </semantics>
</math>
</file>

<file path=Object 12/content.xml><?xml version="1.0" encoding="utf-8"?>
<math xmlns="http://www.w3.org/1998/Math/MathML">
  <semantics>
    <mrow>
      <msub>
        <mi>k</mi>
        <mi>A</mi>
      </msub>
    </mrow>
    <annotation encoding="StarMath 5.0">k_A</annotation>
  </semantics>
</math>
</file>

<file path=Object 13/content.xml><?xml version="1.0" encoding="utf-8"?>
<math xmlns="http://www.w3.org/1998/Math/MathML">
  <semantics>
    <mrow>
      <mrow>
        <msub>
          <mi>y</mi>
          <mi>A</mi>
        </msub>
        <mo stretchy="false">=</mo>
        <msubsup>
          <mi>α</mi>
          <mi>A</mi>
          <mi>k</mi>
        </msubsup>
      </mrow>
      <mi>m</mi>
      <mi>o</mi>
      <mi>d</mi>
      <mi>p</mi>
    </mrow>
    <annotation encoding="StarMath 5.0">y_A =α^k_A m o d p</annotation>
  </semantics>
</math>
</file>

<file path=Object 14/content.xml><?xml version="1.0" encoding="utf-8"?>
<math xmlns="http://www.w3.org/1998/Math/MathML">
  <semantics>
    <mrow>
      <mi>p</mi>
      <mrow>
        <mi>!</mi>
        <mo stretchy="false">=</mo>
        <mi>q</mi>
      </mrow>
    </mrow>
    <annotation encoding="StarMath 5.0">p != q</annotation>
  </semantics>
</math>
</file>

<file path=Object 15/content.xml><?xml version="1.0" encoding="utf-8"?>
<math xmlns="http://www.w3.org/1998/Math/MathML">
  <semantics>
    <mrow>
      <mi>φ</mi>
      <mrow>
        <mfenced open="(" close=")">
          <mrow>
            <mi>n</mi>
          </mrow>
        </mfenced>
        <mo stretchy="false">=</mo>
        <mo stretchy="false">(</mo>
      </mrow>
      <mrow>
        <mi>p</mi>
        <mo stretchy="false">−</mo>
        <mn>1</mn>
      </mrow>
      <mo stretchy="false">)</mo>
      <mo stretchy="false">(</mo>
      <mrow>
        <mi>q</mi>
        <mo stretchy="false">−</mo>
        <mn>1</mn>
      </mrow>
      <mo stretchy="false">)</mo>
    </mrow>
    <annotation encoding="StarMath 5.0">φ left ( n right )  = \( p -1  \)  \( q -1  \)</annotation>
  </semantics>
</math>
</file>

<file path=Object 16/content.xml><?xml version="1.0" encoding="utf-8"?>
<math xmlns="http://www.w3.org/1998/Math/MathML">
  <semantics>
    <mrow>
      <mrow>
        <mrow>
          <mn>1</mn>
          <mo stretchy="false">&lt;</mo>
          <mi>e</mi>
        </mrow>
        <mo stretchy="false">&lt;</mo>
        <mi>φ</mi>
      </mrow>
      <mo stretchy="false">(</mo>
      <mi>n</mi>
      <mo stretchy="false">)</mo>
    </mrow>
    <annotation encoding="StarMath 5.0">1 &lt;e &lt;φ  \( n  \)</annotation>
  </semantics>
</math>
</file>

<file path=Object 17/content.xml><?xml version="1.0" encoding="utf-8"?>
<math xmlns="http://www.w3.org/1998/Math/MathML">
  <semantics>
    <mrow>
      <mrow>
        <mfenced open="(" close=")">
          <mrow>
            <mrow>
              <mi>e</mi>
              <mi>,</mi>
              <mi>φ</mi>
              <mfenced open="(" close=")">
                <mrow>
                  <mi>n</mi>
                </mrow>
              </mfenced>
            </mrow>
          </mrow>
        </mfenced>
        <mo stretchy="false">=</mo>
        <mn>1</mn>
      </mrow>
    </mrow>
    <annotation encoding="StarMath 5.0">left ( {e , φ left ( n right )} right )  =1</annotation>
  </semantics>
</math>
</file>

<file path=Object 18/content.xml><?xml version="1.0" encoding="utf-8"?>
<math xmlns="http://www.w3.org/1998/Math/MathML">
  <semantics>
    <mrow>
      <mrow>
        <mi>d</mi>
        <mo stretchy="false">=</mo>
        <msup>
          <mi>e</mi>
          <mrow>
            <mrow>
              <mo stretchy="false">−</mo>
              <mn>1</mn>
            </mrow>
          </mrow>
        </msup>
      </mrow>
      <mi>m</mi>
      <mi>o</mi>
      <mi>d</mi>
      <mi>φ</mi>
      <mo stretchy="false">(</mo>
      <mi>n</mi>
      <mo stretchy="false">)</mo>
    </mrow>
    <annotation encoding="StarMath 5.0">d =e^{-1} m o d φ  \( n  \)</annotation>
  </semantics>
</math>
</file>

<file path=Object 2/content.xml><?xml version="1.0" encoding="utf-8"?>
<math xmlns="http://www.w3.org/1998/Math/MathML">
  <semantics>
    <mrow>
      <mi>α</mi>
    </mrow>
    <annotation encoding="StarMath 5.0">α</annotation>
  </semantics>
</math>
</file>

<file path=Object 3/content.xml><?xml version="1.0" encoding="utf-8"?>
<math xmlns="http://www.w3.org/1998/Math/MathML">
  <semantics>
    <mrow>
      <mrow>
        <mrow>
          <mn>1</mn>
          <mo stretchy="false">&lt;</mo>
          <msub>
            <mi>k</mi>
            <mi>A</mi>
          </msub>
        </mrow>
        <mo stretchy="false">&lt;</mo>
        <mrow>
          <mi>p</mi>
          <mo stretchy="false">−</mo>
          <mn>1</mn>
        </mrow>
      </mrow>
    </mrow>
    <annotation encoding="StarMath 5.0">1 &lt;k_A &lt;p -1</annotation>
  </semantics>
</math>
</file>

<file path=Object 4/content.xml><?xml version="1.0" encoding="utf-8"?>
<math xmlns="http://www.w3.org/1998/Math/MathML">
  <semantics>
    <mrow>
      <msubsup>
        <mi>α</mi>
        <mi>A</mi>
        <mi>k</mi>
      </msubsup>
      <mi>m</mi>
      <mi>o</mi>
      <mi>d</mi>
      <mrow>
        <mi>p</mi>
        <mo stretchy="false">=</mo>
        <msub>
          <mi>y</mi>
          <mi>A</mi>
        </msub>
      </mrow>
      <mo stretchy="false">→</mo>
      <mo stretchy="false">→</mo>
      <mo stretchy="false">→</mo>
      <mi>B</mi>
    </mrow>
    <annotation encoding="StarMath 5.0">α^k_A m o d p =y_A  rightarrow  rightarrow  rightarrow B</annotation>
  </semantics>
</math>
</file>

<file path=Object 5/content.xml><?xml version="1.0" encoding="utf-8"?>
<math xmlns="http://www.w3.org/1998/Math/MathML">
  <semantics>
    <mrow>
      <mrow>
        <mrow>
          <mn>1</mn>
          <mo stretchy="false">&lt;</mo>
          <msub>
            <mi>k</mi>
            <mi>В</mi>
          </msub>
        </mrow>
        <mo stretchy="false">&lt;</mo>
        <mrow>
          <mi>p</mi>
          <mo stretchy="false">−</mo>
          <mn>1</mn>
        </mrow>
      </mrow>
    </mrow>
    <annotation encoding="StarMath 5.0">1 &lt;k_В &lt;p -1</annotation>
  </semantics>
</math>
</file>

<file path=Object 6/content.xml><?xml version="1.0" encoding="utf-8"?>
<math xmlns="http://www.w3.org/1998/Math/MathML">
  <semantics>
    <mrow>
      <msubsup>
        <mi>α</mi>
        <mi>В</mi>
        <mi>k</mi>
      </msubsup>
      <mi>m</mi>
      <mi>o</mi>
      <mi>d</mi>
      <mrow>
        <mi>p</mi>
        <mo stretchy="false">=</mo>
        <msub>
          <mi>y</mi>
          <mi>В</mi>
        </msub>
      </mrow>
      <mo stretchy="false">→</mo>
      <mo stretchy="false">→</mo>
      <mo stretchy="false">→</mo>
      <mi>А</mi>
    </mrow>
    <annotation encoding="StarMath 5.0">α^k_В m o d p =y_В  rightarrow  rightarrow  rightarrow А</annotation>
  </semantics>
</math>
</file>

<file path=Object 7/content.xml><?xml version="1.0" encoding="utf-8"?>
<math xmlns="http://www.w3.org/1998/Math/MathML">
  <semantics>
    <mrow>
      <msubsup>
        <mi>y</mi>
        <mi>B</mi>
        <mrow>
          <msub>
            <mi>k</mi>
            <mi>A</mi>
          </msub>
        </mrow>
      </msubsup>
      <mi>m</mi>
      <mi>o</mi>
      <mi>d</mi>
      <mrow>
        <mi>p</mi>
        <mo stretchy="false">=</mo>
        <msub>
          <mi>z</mi>
          <mi>A</mi>
        </msub>
      </mrow>
    </mrow>
    <annotation encoding="StarMath 5.0">y_B^{k_A} m o d p =z_A</annotation>
  </semantics>
</math>
</file>

<file path=Object 8/content.xml><?xml version="1.0" encoding="utf-8"?>
<math xmlns="http://www.w3.org/1998/Math/MathML">
  <semantics>
    <mrow>
      <mrow>
        <msub>
          <mi>z</mi>
          <mi>A</mi>
        </msub>
        <mo stretchy="false">=</mo>
        <mo stretchy="false">(</mo>
      </mrow>
      <msubsup>
        <mi>α</mi>
        <mi>B</mi>
        <mi>k</mi>
      </msubsup>
      <msubsup>
        <mo stretchy="false">)</mo>
        <mi>A</mi>
        <mi>k</mi>
      </msubsup>
      <mi>m</mi>
      <mi>o</mi>
      <mi>d</mi>
      <mi>p</mi>
    </mrow>
    <annotation encoding="StarMath 5.0">z_A = \( α^k_B  \)^k_A m o d p</annotation>
  </semantics>
</math>
</file>

<file path=Object 9/content.xml><?xml version="1.0" encoding="utf-8"?>
<math xmlns="http://www.w3.org/1998/Math/MathML">
  <semantics>
    <mrow>
      <msubsup>
        <mi>y</mi>
        <mi>A</mi>
        <mrow>
          <msub>
            <mi>k</mi>
            <mi>B</mi>
          </msub>
        </mrow>
      </msubsup>
      <mi>m</mi>
      <mi>o</mi>
      <mi>d</mi>
      <mrow>
        <mi>p</mi>
        <mo stretchy="false">=</mo>
        <msub>
          <mi>z</mi>
          <mi>B</mi>
        </msub>
      </mrow>
    </mrow>
    <annotation encoding="StarMath 5.0">y_A^{k_B} m o d p =z_B</annotation>
  </semantics>
</math>
</file>